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9736in" fo:break-before="auto" style:use-optimal-row-height="false"/>
    </style:style>
    <style:style style:name="ro16" style:family="table-row">
      <style:table-row-properties style:row-height="1.0882in" fo:break-before="auto" style:use-optimal-row-height="false"/>
    </style:style>
    <style:style style:name="ro17" style:family="table-row">
      <style:table-row-properties style:row-height="1.4925in" fo:break-before="auto" style:use-optimal-row-height="false"/>
    </style:style>
    <style:style style:name="ro18" style:family="table-row">
      <style:table-row-properties style:row-height="0.8701in" fo:break-before="auto" style:use-optimal-row-height="false"/>
    </style:style>
    <style:style style:name="ro19" style:family="table-row">
      <style:table-row-properties style:row-height="0.798in" fo:break-before="auto" style:use-optimal-row-height="false"/>
    </style:style>
    <style:style style:name="ro20" style:family="table-row">
      <style:table-row-properties style:row-height="0.7874in" fo:break-before="auto" style:use-optimal-row-height="false"/>
    </style:style>
    <style:style style:name="ro21" style:family="table-row">
      <style:table-row-properties style:row-height="0.6528in" fo:break-before="auto" style:use-optimal-row-height="false"/>
    </style:style>
    <style:style style:name="ro22" style:family="table-row">
      <style:table-row-properties style:row-height="0.611in" fo:break-before="auto" style:use-optimal-row-height="false"/>
    </style:style>
    <style:style style:name="ro23" style:family="table-row">
      <style:table-row-properties style:row-height="0.6319in" fo:break-before="auto" style:use-optimal-row-height="fals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4146in" fo:break-before="auto" style:use-optimal-row-height="false"/>
    </style:style>
    <style:style style:name="ro26" style:family="table-row">
      <style:table-row-properties style:row-height="0.8807in" fo:break-before="auto" style:use-optimal-row-height="false"/>
    </style:style>
    <style:style style:name="ro27" style:family="table-row">
      <style:table-row-properties style:row-height="1.3984in" fo:break-before="auto" style:use-optimal-row-height="false"/>
    </style:style>
    <style:style style:name="ro28" style:family="table-row">
      <style:table-row-properties style:row-height="0.3937in" fo:break-before="auto" style:use-optimal-row-height="fals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0.6634in" fo:break-before="auto" style:use-optimal-row-height="false"/>
    </style:style>
    <style:style style:name="ro31" style:family="table-row">
      <style:table-row-properties style:row-height="0.2898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style:font-name="Arial" fo:font-size="10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0" style:family="table-cell" style:parent-style-name="Default">
      <style:table-cell-properties fo:wrap-option="wra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31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1" style:family="table-cell" style:parent-style-name="Default">
      <style:table-cell-properties fo:background-color="#000080"/>
      <style:text-properties fo:color="#ffffff" fo:font-size="12pt" fo:font-weight="bold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/>
          <table:table-cell table:number-columns-repeated="3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oa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9" office:value-type="string">
            <text:p>1.1</text:p>
          </table:table-cell>
          <table:table-cell table:style-name="ce23" office:value-type="string">
            <text:p>Add case for Wiki porlet</text:p>
          </table:table-cell>
          <table:table-cell table:style-name="ce28" office:value-type="string">
            <text:p>Hoa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4</text:p>
          </table:table-cell>
          <table:table-cell table:style-name="ce44" office:value-type="string">
            <text:p>Basic actions on Wiki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8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 table:number-rows-repeated="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0">
          <table:table-cell table:style-name="ce4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6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6"/>
          <table:table-cell table:style-name="ce72" table:number-columns-repeated="2"/>
          <table:table-cell table:style-name="ce112" table:number-columns-repeated="220"/>
          <table:table-cell table:style-name="ce86" table:number-columns-repeated="1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6"/>
          <table:table-cell table:style-name="ce72" table:number-columns-repeated="2"/>
          <table:table-cell table:style-name="ce113"/>
          <table:table-cell table:style-name="ce113" office:value-type="string">
            <text:p>Passed</text:p>
          </table:table-cell>
          <table:table-cell table:style-name="ce113" table:formula="of:=COUNTIF([.L$7:.L$1022];[.$K2])" office:value-type="float" office:value="0">
            <text:p>0</text:p>
          </table:table-cell>
          <table:table-cell table:style-name="ce113" table:formula="of:=COUNTIF([.M$7:.M$1022];[.$K2])" office:value-type="float" office:value="0">
            <text:p>0</text:p>
          </table:table-cell>
          <table:table-cell table:style-name="ce113" table:formula="of:=COUNTIF([.N$7:.N$1022];[.$K2])" office:value-type="float" office:value="0">
            <text:p>0</text:p>
          </table:table-cell>
          <table:table-cell table:style-name="ce113" table:formula="of:=COUNTIF([.O$7:.O$1022];[.$K2])" office:value-type="float" office:value="0">
            <text:p>0</text:p>
          </table:table-cell>
          <table:table-cell table:style-name="ce112" table:number-columns-repeated="214"/>
          <table:table-cell table:style-name="ce86" table:number-columns-repeated="1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9" table:number-columns-spanned="3" table:number-rows-spanned="1"/>
          <table:covered-table-cell table:style-name="ce85"/>
          <table:covered-table-cell table:style-name="ce80"/>
          <table:table-cell table:style-name="ce66"/>
          <table:table-cell table:style-name="ce86"/>
          <table:table-cell table:style-name="ce105"/>
          <table:table-cell table:style-name="ce110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22];[.$K3])" office:value-type="float" office:value="0">
            <text:p>0</text:p>
          </table:table-cell>
          <table:table-cell table:style-name="ce113" table:formula="of:=COUNTIF([.M$7:.M$1022];[.$K3])" office:value-type="float" office:value="0">
            <text:p>0</text:p>
          </table:table-cell>
          <table:table-cell table:style-name="ce113" table:formula="of:=COUNTIF([.N$7:.N$1022];[.$K3])" office:value-type="float" office:value="0">
            <text:p>0</text:p>
          </table:table-cell>
          <table:table-cell table:style-name="ce113" table:formula="of:=COUNTIF([.O$7:.O$1022];[.$K3])" office:value-type="float" office:value="0">
            <text:p>0</text:p>
          </table:table-cell>
          <table:table-cell table:style-name="ce112" table:number-columns-repeated="214"/>
          <table:table-cell table:style-name="ce86" table:number-columns-repeated="18"/>
          <table:table-cell table:style-name="ce66" table:number-columns-repeated="9"/>
          <table:table-cell table:number-columns-repeated="768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80" table:formula="of:=MAX([.A7:.A1008])" office:value-type="float" office:value="4" table:number-columns-spanned="3" table:number-rows-spanned="1">
            <text:p>4</text:p>
          </table:table-cell>
          <table:covered-table-cell table:style-name="ce86"/>
          <table:covered-table-cell table:style-name="ce86"/>
          <table:table-cell table:style-name="ce66"/>
          <table:table-cell table:style-name="ce86"/>
          <table:table-cell table:style-name="ce105"/>
          <table:table-cell table:style-name="ce111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22];[.$K4])" office:value-type="float" office:value="0">
            <text:p>0</text:p>
          </table:table-cell>
          <table:table-cell table:style-name="ce113" table:formula="of:=COUNTIF([.M$7:.M$1022];[.$K4])" office:value-type="float" office:value="0">
            <text:p>0</text:p>
          </table:table-cell>
          <table:table-cell table:style-name="ce113" table:formula="of:=COUNTIF([.N$7:.N$1022];[.$K4])" office:value-type="float" office:value="0">
            <text:p>0</text:p>
          </table:table-cell>
          <table:table-cell table:style-name="ce113" table:formula="of:=COUNTIF([.O$7:.O$1022];[.$K4])" office:value-type="float" office:value="0">
            <text:p>0</text:p>
          </table:table-cell>
          <table:table-cell table:style-name="ce112" table:number-columns-repeated="214"/>
          <table:table-cell table:style-name="ce86" table:number-columns-repeated="1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14"/>
          <table:table-cell table:style-name="ce114" office:value-type="string">
            <text:p>Untested</text:p>
          </table:table-cell>
          <table:table-cell table:style-name="ce113" table:formula="of:=COUNTIF([.L$7:.L$1022];[.$K5])" office:value-type="float" office:value="0">
            <text:p>0</text:p>
          </table:table-cell>
          <table:table-cell table:style-name="ce113" table:formula="of:=COUNTIF([.M$7:.M$1022];[.$K5])" office:value-type="float" office:value="0">
            <text:p>0</text:p>
          </table:table-cell>
          <table:table-cell table:style-name="ce113" table:formula="of:=COUNTIF([.N$7:.N$1022];[.$K5])" office:value-type="float" office:value="0">
            <text:p>0</text:p>
          </table:table-cell>
          <table:table-cell table:style-name="ce113" table:formula="of:=COUNTIF([.O$7:.O$1022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29" table:number-columns-repeated="211"/>
          <table:table-cell table:style-name="ce86" table:number-columns-repeated="17"/>
          <table:table-cell table:style-name="ce66" table:number-columns-repeated="9"/>
          <table:table-cell table:number-columns-repeated="768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6" office:value-type="string">
            <text:p>Smoke_KS_01</text:p>
          </table:table-cell>
          <table:table-cell table:style-name="ce81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15" table:number-columns-repeated="2"/>
          <table:table-cell table:style-name="ce124" table:number-columns-repeated="235"/>
          <table:table-cell table:style-name="ce130"/>
          <table:table-cell table:style-name="ce66" table:number-columns-repeated="9"/>
          <table:table-cell table:number-columns-repeated="768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2: Create new Category</text:p>
          </table:table-cell>
          <table:table-cell table:style-name="ce95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95" office:value-type="string">
            <text:p>New category is added successful and displayed in Forum Home</text:p>
          </table:table-cell>
          <table:table-cell table:style-name="ce94" office:value-type="string">
            <text:p>High</text:p>
          </table:table-cell>
          <table:table-cell table:style-name="ce116"/>
          <table:table-cell table:style-name="ce115"/>
          <table:table-cell table:style-name="ce124"/>
          <table:table-cell table:style-name="ce126" table:number-columns-repeated="235"/>
          <table:table-cell table:style-name="ce66" table:number-columns-repeated="9"/>
          <table:table-cell table:number-columns-repeated="768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3: Create new Forum</text:p>
          </table:table-cell>
          <table:table-cell table:style-name="ce95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95" office:value-type="string">
            <text:p>New forum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116"/>
          <table:table-cell table:style-name="ce115"/>
          <table:table-cell table:style-name="ce124"/>
          <table:table-cell table:style-name="ce126" table:number-columns-repeated="235"/>
          <table:table-cell table:style-name="ce66" table:number-columns-repeated="9"/>
          <table:table-cell table:number-columns-repeated="768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4: Create new Topic</text:p>
          </table:table-cell>
          <table:table-cell table:style-name="ce96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102" office:value-type="string">
            <text:p>New topic is added successful and displayed in selected forum</text:p>
          </table:table-cell>
          <table:table-cell table:style-name="ce94" office:value-type="string">
            <text:p>High</text:p>
          </table:table-cell>
          <table:table-cell table:style-name="ce117" table:number-columns-repeated="247"/>
          <table:table-cell table:number-columns-repeated="768"/>
        </table:table-row>
        <table:table-row table:style-name="ro16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5: Post reply</text:p>
          </table:table-cell>
          <table:table-cell table:style-name="ce96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102" office:value-type="string">
            <text:p><text:s/>A Post reply is added and displayed into selected topc</text:p>
          </table:table-cell>
          <table:table-cell table:style-name="ce94" office:value-type="string">
            <text:p>High</text:p>
          </table:table-cell>
          <table:table-cell table:style-name="ce117" table:number-columns-repeated="247"/>
          <table:table-cell table:number-columns-repeated="768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2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17" table:number-columns-repeated="247"/>
          <table:table-cell table:number-columns-repeated="768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77" office:value-type="string">
            <text:p>Smoke_KS_02</text:p>
          </table:table-cell>
          <table:table-cell table:style-name="ce81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1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2: Create Category</text:p>
          </table:table-cell>
          <table:table-cell table:style-name="ce10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10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18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3: Ask a Question</text:p>
          </table:table-cell>
          <table:table-cell table:style-name="ce10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102" office:value-type="string">
            <text:p>New Question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19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7" office:value-type="string">
            <text:p>Step 4: Add answer for Question</text:p>
          </table:table-cell>
          <table:table-cell table:style-name="ce10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10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0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5: Approve answer</text:p>
          </table:table-cell>
          <table:table-cell table:style-name="ce10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106" office:value-type="string">
            <text:p>Selected answer is approved successful. This answer is enabled with all users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6: Comment in Question</text:p>
          </table:table-cell>
          <table:table-cell table:style-name="ce10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106" office:value-type="string">
            <text:p>New comment is added and displayed into question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2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81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2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13">
          <table:table-cell table:style-name="ce69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77" office:value-type="string">
            <text:p>Smoke_KS_03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0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4" office:value-type="string">
            <text:p>Step 2: Create data in Answer porlet</text:p>
          </table:table-cell>
          <table:table-cell table:style-name="ce92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94" office:value-type="string">
            <text:p>- Category, sub-category, question is added successful and show properties</text:p>
            <text:p>- Answers is added into question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3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3: Browse category</text:p>
          </table:table-cell>
          <table:table-cell table:style-name="ce96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96" office:value-type="string">
            <text:p>Category is displayed and show properties (inludes sub-category, questions and answers inside)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4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4: Browse sub-category</text:p>
          </table:table-cell>
          <table:table-cell table:style-name="ce96" office:value-type="string">
            <text:p>- Go to FAQ porlet</text:p>
            <text:p>- Browse a sub-category by clicking on category name</text:p>
          </table:table-cell>
          <table:table-cell table:style-name="ce96" office:value-type="string">
            <text:p>Sub-Category is displayed and show properties (includes questions and answers inside)</text:p>
          </table:table-cell>
          <table:table-cell table:style-name="ce94" office:value-type="string">
            <text:p>High</text:p>
          </table:table-cell>
          <table:table-cell table:style-name="ce118" table:number-columns-repeated="247"/>
          <table:table-cell table:number-columns-repeated="768"/>
        </table:table-row>
        <table:table-row table:style-name="ro24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5: Browse Question</text:p>
          </table:table-cell>
          <table:table-cell table:style-name="ce96" office:value-type="string">
            <text:p>- Go to FAQ porlet</text:p>
            <text:p>- Browse a question by clicking on title question</text:p>
          </table:table-cell>
          <table:table-cell table:style-name="ce96" office:value-type="string">
            <text:p>Content of question is displayed and shown answers inside it</text:p>
          </table:table-cell>
          <table:table-cell table:style-name="ce94" office:value-type="string">
            <text:p>High</text:p>
          </table:table-cell>
          <table:table-cell table:style-name="ce117" table:number-columns-repeated="247"/>
          <table:table-cell table:number-columns-repeated="768"/>
        </table:table-row>
        <table:table-row table:style-name="ro25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2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16"/>
          <table:table-cell table:style-name="ce115"/>
          <table:table-cell table:style-name="ce124"/>
          <table:table-cell table:style-name="ce126" table:number-columns-repeated="235"/>
          <table:table-cell table:style-name="ce66" table:number-columns-repeated="9"/>
          <table:table-cell table:number-columns-repeated="768"/>
        </table:table-row>
        <table:table-row table:style-name="ro13">
          <table:table-cell table:style-name="ce69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78" office:value-type="string">
            <text:p>Smoke_KS_04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3" office:value-type="string">
            <text:p>Step 1: Login</text:p>
          </table:table-cell>
          <table:table-cell table:style-name="ce93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3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19"/>
          <table:table-cell table:style-name="ce123"/>
          <table:table-cell table:style-name="ce125"/>
          <table:table-cell table:style-name="ce127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2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2: Create Page from toolbar action</text:p>
          </table:table-cell>
          <table:table-cell table:style-name="ce98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98" office:value-type="string">
            <text:p>Page is added successful and listed in navigation tree</text:p>
          </table:table-cell>
          <table:table-cell table:style-name="ce94" office:value-type="string">
            <text:p>High</text:p>
          </table:table-cell>
          <table:table-cell table:style-name="ce119"/>
          <table:table-cell table:style-name="ce123"/>
          <table:table-cell table:style-name="ce125"/>
          <table:table-cell table:style-name="ce127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27">
          <table:table-cell table:style-name="ce6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3: Create a child page by clicking on a link</text:p>
          </table:table-cell>
          <table:table-cell table:style-name="ce10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10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94" office:value-type="string">
            <text:p>High</text:p>
          </table:table-cell>
          <table:table-cell table:style-name="ce119"/>
          <table:table-cell table:style-name="ce123"/>
          <table:table-cell table:style-name="ce125"/>
          <table:table-cell table:style-name="ce127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2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4: View Page</text:p>
          </table:table-cell>
          <table:table-cell table:style-name="ce98" office:value-type="string">
            <text:p>- Open an existing page by clicking on page name in navigation tree </text:p>
          </table:table-cell>
          <table:table-cell table:style-name="ce98" office:value-type="string">
            <text:p>Page is displayed in right pane with properties </text:p>
          </table:table-cell>
          <table:table-cell table:style-name="ce94" office:value-type="string">
            <text:p>High</text:p>
          </table:table-cell>
          <table:table-cell table:style-name="ce119"/>
          <table:table-cell table:style-name="ce123"/>
          <table:table-cell table:style-name="ce125"/>
          <table:table-cell table:style-name="ce127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29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5: Edit page</text:p>
          </table:table-cell>
          <table:table-cell table:style-name="ce10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98" office:value-type="string">
            <text:p><text:s/>Page is edited successful and updated new properties</text:p>
          </table:table-cell>
          <table:table-cell table:style-name="ce94" office:value-type="string">
            <text:p>High</text:p>
          </table:table-cell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30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6: Search Page</text:p>
          </table:table-cell>
          <table:table-cell table:style-name="ce98" office:value-type="string">
            <text:p>- Input keyword that matched existing pages</text:p>
            <text:p>- then, hit enter key</text:p>
          </table:table-cell>
          <table:table-cell table:style-name="ce10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94" office:value-type="string">
            <text:p>High</text:p>
          </table:table-cell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31">
          <table:table-cell table:style-name="ce6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8" office:value-type="string">
            <text:p>Smoke_KS_04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8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2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1">
          <table:table-cell table:style-name="ce70"/>
          <table:table-cell table:style-name="ce78"/>
          <table:table-cell table:style-name="ce83"/>
          <table:table-cell table:style-name="ce88" table:number-columns-repeated="2"/>
          <table:table-cell table:style-name="ce98" table:number-columns-repeated="3"/>
          <table:table-cell table:style-name="ce93"/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1">
          <table:table-cell table:style-name="ce70"/>
          <table:table-cell table:style-name="ce78"/>
          <table:table-cell table:style-name="ce84"/>
          <table:table-cell table:style-name="ce88" table:number-columns-repeated="2"/>
          <table:table-cell table:style-name="ce98" table:number-columns-repeated="2"/>
          <table:table-cell table:style-name="ce108"/>
          <table:table-cell table:style-name="ce93"/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1">
          <table:table-cell table:style-name="ce70"/>
          <table:table-cell table:style-name="ce78"/>
          <table:table-cell table:style-name="ce83"/>
          <table:table-cell table:style-name="ce88" table:number-columns-repeated="2"/>
          <table:table-cell table:style-name="ce98" table:number-columns-repeated="3"/>
          <table:table-cell table:style-name="ce93"/>
          <table:table-cell table:style-name="ce120"/>
          <table:table-cell table:style-name="ce123"/>
          <table:table-cell table:style-name="ce125"/>
          <table:table-cell table:style-name="ce128" table:number-columns-repeated="235"/>
          <table:table-cell table:style-name="ce131" table:number-columns-repeated="9"/>
          <table:table-cell table:style-name="ce132" table:number-columns-repeated="768"/>
        </table:table-row>
        <table:table-row table:style-name="ro1" table:number-rows-repeated="2">
          <table:table-cell table:style-name="ce70"/>
          <table:table-cell table:style-name="ce76"/>
          <table:table-cell table:style-name="ce83"/>
          <table:table-cell table:style-name="ce87" table:number-columns-repeated="2"/>
          <table:table-cell table:style-name="ce99" table:number-columns-repeated="3"/>
          <table:table-cell table:style-name="ce94"/>
          <table:table-cell table:style-name="ce121"/>
          <table:table-cell table:style-name="ce115"/>
          <table:table-cell table:style-name="ce124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7" table:number-columns-repeated="2"/>
          <table:table-cell table:style-name="ce99" table:number-columns-repeated="2"/>
          <table:table-cell table:style-name="ce108"/>
          <table:table-cell table:style-name="ce94"/>
          <table:table-cell table:style-name="ce121"/>
          <table:table-cell table:style-name="ce115"/>
          <table:table-cell table:style-name="ce124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 table:number-rows-repeated="4">
          <table:table-cell table:style-name="ce70"/>
          <table:table-cell table:style-name="ce76"/>
          <table:table-cell table:style-name="ce83"/>
          <table:table-cell table:style-name="ce87" table:number-columns-repeated="2"/>
          <table:table-cell table:style-name="ce99" table:number-columns-repeated="3"/>
          <table:table-cell table:style-name="ce94"/>
          <table:table-cell table:style-name="ce121"/>
          <table:table-cell table:style-name="ce115"/>
          <table:table-cell table:style-name="ce124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4"/>
          <table:table-cell table:style-name="ce87" table:number-columns-repeated="2"/>
          <table:table-cell table:style-name="ce99" table:number-columns-repeated="2"/>
          <table:table-cell table:style-name="ce108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7" table:number-columns-repeated="2"/>
          <table:table-cell table:style-name="ce99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4"/>
          <table:table-cell table:style-name="ce87" table:number-columns-repeated="2"/>
          <table:table-cell table:style-name="ce99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7" table:number-columns-repeated="2"/>
          <table:table-cell table:style-name="ce99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4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95" table:number-columns-repeated="2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 table:number-rows-repeated="5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122"/>
          <table:table-cell table:style-name="ce124" table:number-columns-repeated="2"/>
          <table:table-cell table:style-name="ce122" table:number-columns-repeated="235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2"/>
          <table:table-cell table:style-name="ce109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9" table:number-columns-repeated="2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 table:number-rows-repeated="2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/>
          <table:table-cell table:style-name="ce109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7" table:number-columns-repeated="238"/>
          <table:table-cell table:style-name="ce66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/>
          <table:table-cell table:style-name="ce99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 table:number-rows-repeated="2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/>
          <table:table-cell table:style-name="ce109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/>
          <table:table-cell table:style-name="ce99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 table:number-columns-repeated="3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 table:number-rows-repeated="2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/>
          <table:table-cell table:style-name="ce109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100"/>
          <table:table-cell table:style-name="ce94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90" table:number-columns-repeated="2"/>
          <table:table-cell table:style-name="ce94"/>
          <table:table-cell table:style-name="ce99" table:number-columns-repeated="2"/>
          <table:table-cell table:style-name="ce95"/>
          <table:table-cell table:style-name="ce66" table:number-columns-repeated="247"/>
          <table:table-cell table:number-columns-repeated="768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  <table:table-cell table:number-columns-repeated="768"/>
        </table:table-row>
        <table:table-row table:style-name="ro1" table:number-rows-repeated="10">
          <table:table-cell table:style-name="ce66" table:number-columns-repeated="256"/>
          <table:table-cell table:number-columns-repeated="76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32">
          <table:table-cell table:style-name="ce133" office:value-type="string" table:number-columns-spanned="4" table:number-rows-spanned="2">
            <text:p>Smoke Tests</text:p>
          </table:table-cell>
          <table:covered-table-cell table:style-name="ce136"/>
          <table:covered-table-cell table:style-name="ce136"/>
          <table:covered-table-cell table:style-name="ce136"/>
          <table:table-cell table:style-name="ce13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33"/>
          <table:covered-table-cell table:style-name="ce136"/>
          <table:covered-table-cell table:style-name="ce136"/>
          <table:covered-table-cell table:style-name="ce136"/>
          <table:covered-table-cell table:style-name="ce137"/>
          <table:table-cell table:number-columns-repeated="244"/>
        </table:table-row>
        <table:table-row table:style-name="ro33">
          <table:table-cell table:style-name="ce134" office:value-type="string">
            <text:p>Id</text:p>
          </table:table-cell>
          <table:table-cell table:style-name="ce137" office:value-type="string">
            <text:p>Functional Group</text:p>
          </table:table-cell>
          <table:table-cell table:style-name="ce137" office:value-type="string">
            <text:p>Functionality</text:p>
          </table:table-cell>
          <table:table-cell table:style-name="ce137" office:value-type="string">
            <text:p>Functionality summary</text:p>
          </table:table-cell>
          <table:covered-table-cell table:style-name="ce141"/>
          <table:table-cell table:number-columns-repeated="244"/>
        </table:table-row>
        <table:table-row table:style-name="ro1">
          <table:table-cell table:style-name="ce76" office:value-type="string">
            <text:p>Smoke_KS_01</text:p>
          </table:table-cell>
          <table:table-cell table:style-name="ce138" office:value-type="string">
            <text:p>KS</text:p>
          </table:table-cell>
          <table:table-cell table:style-name="ce87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42" table:formula="of:=SUMPRODUCT(([Data.B$5:Data.B$1045]=[.$A4])*([Data.A$5:Data.A$1045]&lt;&gt;&quot;&quot;))" office:value-type="float" office:value="1">
            <text:p>1</text:p>
          </table:table-cell>
          <table:table-cell table:style-name="ce144" table:number-columns-repeated="3"/>
          <table:table-cell table:style-name="ce145" table:number-columns-repeated="241"/>
        </table:table-row>
        <table:table-row table:style-name="ro1">
          <table:table-cell table:style-name="ce76" office:value-type="string">
            <text:p>Smoke_KS_02</text:p>
          </table:table-cell>
          <table:table-cell table:style-name="ce138" office:value-type="string">
            <text:p>KS</text:p>
          </table:table-cell>
          <table:table-cell table:style-name="ce87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42" table:formula="of:=SUMPRODUCT(([Data.B$5:Data.B$1045]=[.$A5])*([Data.A$5:Data.A$1045]&lt;&gt;&quot;&quot;))" office:value-type="float" office:value="1">
            <text:p>1</text:p>
          </table:table-cell>
          <table:table-cell table:style-name="ce144" table:number-columns-repeated="3"/>
          <table:table-cell table:style-name="ce145" table:number-columns-repeated="241"/>
        </table:table-row>
        <table:table-row table:style-name="ro1">
          <table:table-cell table:style-name="ce76" office:value-type="string">
            <text:p>Smoke_KS_03</text:p>
          </table:table-cell>
          <table:table-cell table:style-name="ce138" office:value-type="string">
            <text:p>KS</text:p>
          </table:table-cell>
          <table:table-cell table:style-name="ce87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42" table:formula="of:=SUMPRODUCT(([Data.B$5:Data.B$1045]=[.$A6])*([Data.A$5:Data.A$1045]&lt;&gt;&quot;&quot;))" office:value-type="float" office:value="1">
            <text:p>1</text:p>
          </table:table-cell>
          <table:table-cell table:style-name="ce144" table:number-columns-repeated="3"/>
          <table:table-cell table:style-name="ce145" table:number-columns-repeated="241"/>
        </table:table-row>
        <table:table-row table:style-name="ro1">
          <table:table-cell table:style-name="ce76" office:value-type="string">
            <text:p>Smoke_KS_04</text:p>
          </table:table-cell>
          <table:table-cell table:style-name="ce138" office:value-type="string">
            <text:p>KS</text:p>
          </table:table-cell>
          <table:table-cell table:style-name="ce87" office:value-type="string">
            <text:p>Wiki</text:p>
          </table:table-cell>
          <table:table-cell table:style-name="ce43" office:value-type="string">
            <text:p>Basic actions on Wiki</text:p>
          </table:table-cell>
          <table:table-cell table:style-name="ce142" table:formula="of:=SUMPRODUCT(([Data.B$5:Data.B$1045]=[.$A7])*([Data.A$5:Data.A$1045]&lt;&gt;&quot;&quot;))" office:value-type="float" office:value="1">
            <text:p>1</text:p>
          </table:table-cell>
          <table:table-cell table:style-name="ce144" table:number-columns-repeated="3"/>
          <table:table-cell table:style-name="ce145" table:number-columns-repeated="241"/>
        </table:table-row>
        <table:table-row table:style-name="ro34">
          <table:table-cell table:style-name="ce135" office:value-type="string" table:number-columns-spanned="4" table:number-rows-spanned="1">
            <text:p>TOTAL</text:p>
          </table:table-cell>
          <table:covered-table-cell table:style-name="ce139"/>
          <table:covered-table-cell table:style-name="ce140"/>
          <table:covered-table-cell table:style-name="ce140"/>
          <table:table-cell table:style-name="ce143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15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1-04T15:43:28</dc:date>
    <meta:print-date>2008-06-17T00:45:47</meta:print-date>
    <meta:editing-cycles>779</meta:editing-cycles>
    <meta:editing-duration>PT308H19M20S</meta:editing-duration>
    <dc:creator>exoplatform </dc:creator>
    <meta:document-statistic meta:table-count="4" meta:cell-count="341" meta:object-count="1"/>
    <meta:user-defined meta:name="Info 1"/>
    <meta:user-defined meta:name="Info 2"/>
    <meta:user-defined meta:name="Info 3"/>
    <meta:user-defined meta:name="Info 4"/>
  </office:meta>
</office:document-meta>
</file>